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fe65" officeooo:paragraph-rsid="0001fe65"/>
    </style:style>
    <style:style style:name="P2" style:family="paragraph" style:parent-style-name="Standard">
      <style:text-properties fo:font-style="italic" officeooo:rsid="0001fe65" officeooo:paragraph-rsid="0001fe65" style:font-style-asian="italic" style:font-style-complex="italic"/>
    </style:style>
    <style:style style:name="P3" style:family="paragraph" style:parent-style-name="Standard">
      <style:text-properties fo:font-style="italic" officeooo:rsid="0002c169" officeooo:paragraph-rsid="0002c169" style:font-style-asian="italic" style:font-style-complex="italic"/>
    </style:style>
    <style:style style:name="P4" style:family="paragraph" style:parent-style-name="Standard">
      <style:text-properties fo:font-style="italic" officeooo:rsid="000427fb" officeooo:paragraph-rsid="000427fb" style:font-style-asian="italic" style:font-style-complex="italic"/>
    </style:style>
    <style:style style:name="P5" style:family="paragraph" style:parent-style-name="Standard">
      <style:text-properties fo:font-style="italic" officeooo:rsid="00053cbf" officeooo:paragraph-rsid="00053cbf" style:font-style-asian="italic" style:font-style-complex="italic"/>
    </style:style>
    <style:style style:name="P6" style:family="paragraph" style:parent-style-name="Standard">
      <style:text-properties fo:font-style="italic" officeooo:rsid="0006328b" officeooo:paragraph-rsid="0006328b" style:font-style-asian="italic" style:font-style-complex="italic"/>
    </style:style>
    <style:style style:name="P7" style:family="paragraph" style:parent-style-name="Standard">
      <style:text-properties fo:font-style="italic" officeooo:rsid="000670e6" officeooo:paragraph-rsid="000670e6" style:font-style-asian="italic" style:font-style-complex="italic"/>
    </style:style>
    <style:style style:name="P8" style:family="paragraph" style:parent-style-name="Standard">
      <style:paragraph-properties fo:text-align="justify" style:justify-single-word="false"/>
      <style:text-properties fo:font-style="italic" officeooo:rsid="000670e6" officeooo:paragraph-rsid="000670e6" style:font-style-asian="italic" style:font-style-complex="italic"/>
    </style:style>
    <style:style style:name="P9" style:family="paragraph" style:parent-style-name="Standard">
      <style:paragraph-properties fo:text-align="justify" style:justify-single-word="false"/>
      <style:text-properties fo:font-style="italic" officeooo:rsid="00086560" officeooo:paragraph-rsid="00086560" style:font-style-asian="italic" style:font-style-complex="italic"/>
    </style:style>
    <style:style style:name="P10" style:family="paragraph" style:parent-style-name="Standard">
      <style:paragraph-properties fo:text-align="justify" style:justify-single-word="false"/>
      <style:text-properties fo:font-style="italic" officeooo:rsid="000a30f7" officeooo:paragraph-rsid="000a30f7" style:font-style-asian="italic" style:font-style-complex="italic"/>
    </style:style>
    <style:style style:name="P11" style:family="paragraph" style:parent-style-name="Standard">
      <style:paragraph-properties fo:text-align="justify" style:justify-single-word="false"/>
      <style:text-properties fo:font-style="italic" officeooo:rsid="000a9611" officeooo:paragraph-rsid="000b985a" style:font-style-asian="italic" style:font-style-complex="italic"/>
    </style:style>
    <style:style style:name="P12" style:family="paragraph" style:parent-style-name="Standard">
      <style:paragraph-properties fo:text-align="justify" style:justify-single-word="false"/>
      <style:text-properties fo:font-style="italic" officeooo:rsid="000b985a" officeooo:paragraph-rsid="000b985a" style:font-style-asian="italic" style:font-style-complex="italic"/>
    </style:style>
    <style:style style:name="P13" style:family="paragraph" style:parent-style-name="Standard">
      <style:paragraph-properties fo:text-align="justify" style:justify-single-word="false"/>
      <style:text-properties fo:font-style="italic" officeooo:rsid="000d8892" officeooo:paragraph-rsid="000d8892" style:font-style-asian="italic" style:font-style-complex="italic"/>
    </style:style>
    <style:style style:name="P14" style:family="paragraph" style:parent-style-name="Standard">
      <style:paragraph-properties fo:text-align="justify" style:justify-single-word="false"/>
      <style:text-properties fo:font-style="italic" officeooo:rsid="000db71e" officeooo:paragraph-rsid="000db71e" style:font-style-asian="italic" style:font-style-complex="italic"/>
    </style:style>
    <style:style style:name="P15" style:family="paragraph" style:parent-style-name="Standard">
      <style:paragraph-properties fo:text-align="justify" style:justify-single-word="false"/>
      <style:text-properties fo:font-style="italic" officeooo:rsid="000ed48b" officeooo:paragraph-rsid="000ed48b" style:font-style-asian="italic" style:font-style-complex="italic"/>
    </style:style>
    <style:style style:name="P16" style:family="paragraph" style:parent-style-name="Standard">
      <style:text-properties fo:font-style="normal" officeooo:rsid="0001fe65" officeooo:paragraph-rsid="0001fe65" style:font-style-asian="normal" style:font-style-complex="normal"/>
    </style:style>
    <style:style style:name="P17" style:family="paragraph" style:parent-style-name="Standard">
      <style:text-properties fo:font-style="normal" officeooo:rsid="0002c169" officeooo:paragraph-rsid="0002c169" style:font-style-asian="normal" style:font-style-complex="normal"/>
    </style:style>
    <style:style style:name="P18" style:family="paragraph" style:parent-style-name="Standard">
      <style:text-properties fo:font-style="normal" officeooo:rsid="000427fb" officeooo:paragraph-rsid="000427fb" style:font-style-asian="normal" style:font-style-complex="normal"/>
    </style:style>
    <style:style style:name="P19" style:family="paragraph" style:parent-style-name="Standard">
      <style:text-properties fo:font-style="normal" officeooo:rsid="00053cbf" officeooo:paragraph-rsid="00053cbf" style:font-style-asian="normal" style:font-style-complex="normal"/>
    </style:style>
    <style:style style:name="P20" style:family="paragraph" style:parent-style-name="Standard">
      <style:text-properties fo:font-style="normal" officeooo:rsid="0006328b" officeooo:paragraph-rsid="0006328b" style:font-style-asian="normal" style:font-style-complex="normal"/>
    </style:style>
    <style:style style:name="P21" style:family="paragraph" style:parent-style-name="Standard">
      <style:text-properties fo:font-style="normal" officeooo:rsid="000670e6" officeooo:paragraph-rsid="000670e6" style:font-style-asian="normal" style:font-style-complex="normal"/>
    </style:style>
    <style:style style:name="P22" style:family="paragraph" style:parent-style-name="Standard">
      <style:paragraph-properties fo:text-align="justify" style:justify-single-word="false"/>
      <style:text-properties fo:font-style="normal" officeooo:rsid="000670e6" officeooo:paragraph-rsid="000670e6" style:font-style-asian="normal" style:font-style-complex="normal"/>
    </style:style>
    <style:style style:name="P23" style:family="paragraph" style:parent-style-name="Standard">
      <style:paragraph-properties fo:text-align="justify" style:justify-single-word="false"/>
      <style:text-properties fo:font-style="normal" officeooo:rsid="00086560" officeooo:paragraph-rsid="00086560" style:font-style-asian="normal" style:font-style-complex="normal"/>
    </style:style>
    <style:style style:name="P24" style:family="paragraph" style:parent-style-name="Standard">
      <style:paragraph-properties fo:text-align="justify" style:justify-single-word="false"/>
      <style:text-properties fo:font-style="normal" officeooo:rsid="0008724d" officeooo:paragraph-rsid="0008724d" style:font-style-asian="normal" style:font-style-complex="normal"/>
    </style:style>
    <style:style style:name="P25" style:family="paragraph" style:parent-style-name="Standard">
      <style:paragraph-properties fo:text-align="justify" style:justify-single-word="false"/>
      <style:text-properties fo:font-style="normal" officeooo:rsid="000a9611" officeooo:paragraph-rsid="000a9611" style:font-style-asian="normal" style:font-style-complex="normal"/>
    </style:style>
    <style:style style:name="P26" style:family="paragraph" style:parent-style-name="Standard">
      <style:paragraph-properties fo:text-align="justify" style:justify-single-word="false"/>
      <style:text-properties fo:font-style="normal" officeooo:rsid="000b985a" officeooo:paragraph-rsid="000b985a" style:font-style-asian="normal" style:font-style-complex="normal"/>
    </style:style>
    <style:style style:name="P27" style:family="paragraph" style:parent-style-name="Standard">
      <style:paragraph-properties fo:text-align="justify" style:justify-single-word="false"/>
      <style:text-properties fo:font-style="normal" officeooo:rsid="000d2cf4" officeooo:paragraph-rsid="000d2cf4" style:font-style-asian="normal" style:font-style-complex="normal"/>
    </style:style>
    <style:style style:name="P28" style:family="paragraph" style:parent-style-name="Standard">
      <style:paragraph-properties fo:text-align="justify" style:justify-single-word="false"/>
      <style:text-properties fo:font-style="normal" officeooo:rsid="000db71e" officeooo:paragraph-rsid="000db71e" style:font-style-asian="normal" style:font-style-complex="normal"/>
    </style:style>
    <style:style style:name="P29" style:family="paragraph" style:parent-style-name="Standard">
      <style:paragraph-properties fo:text-align="justify" style:justify-single-word="false"/>
      <style:text-properties fo:font-style="normal" officeooo:rsid="000ed48b" officeooo:paragraph-rsid="000ed48b" style:font-style-asian="normal" style:font-style-complex="normal"/>
    </style:style>
    <style:style style:name="T1" style:family="text">
      <style:text-properties officeooo:rsid="0002c169"/>
    </style:style>
    <style:style style:name="T2" style:family="text">
      <style:text-properties officeooo:rsid="000427fb"/>
    </style:style>
    <style:style style:name="T3" style:family="text">
      <style:text-properties officeooo:rsid="00053cbf"/>
    </style:style>
    <style:style style:name="T4" style:family="text">
      <style:text-properties officeooo:rsid="000670e6"/>
    </style:style>
    <style:style style:name="T5" style:family="text">
      <style:text-properties officeooo:rsid="0008724d"/>
    </style:style>
    <style:style style:name="T6" style:family="text">
      <style:text-properties officeooo:rsid="000a30f7"/>
    </style:style>
    <style:style style:name="T7" style:family="text">
      <style:text-properties officeooo:rsid="000a9611"/>
    </style:style>
    <style:style style:name="T8" style:family="text">
      <style:text-properties officeooo:rsid="000b985a"/>
    </style:style>
    <style:style style:name="T9" style:family="text">
      <style:text-properties fo:font-style="normal" officeooo:rsid="000b985a" style:font-style-asian="normal" style:font-style-complex="normal"/>
    </style:style>
    <style:style style:name="T10" style:family="text">
      <style:text-properties officeooo:rsid="000d2cf4"/>
    </style:style>
    <style:style style:name="T11" style:family="text">
      <style:text-properties officeooo:rsid="000db71e"/>
    </style:style>
    <style:style style:name="T12" style:family="text">
      <style:text-properties officeooo:rsid="000fc3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pis Intervjuja, 8.3.2018, Matic Rigler</text:p>
      <text:p text:style-name="P1">KIS</text:p>
      <text:p text:style-name="P1"/>
      <text:p text:style-name="P1">Za začetek recimo, če bi morali razložiti, kaj je to genomska selekcija rejcem, s svojimi besedami, kako bi to opisali?</text:p>
      <text:p text:style-name="P1"/>
      <text:p text:style-name="P2">Jah, jaz bi to opisal, da je pač to nek v prvi vrsti, to jeneka kombinacija, klasične, al pa razultat klasične selekcije, klasičnega selekcijskega dela, z – kombinacija pa na podlagi preiskovanja dednega zapisa. Čeprav niso to geni čekirani v laboratoriju, so pa SNPi čekirani in na podlagi teh SNPov, ki se analizirajo v laboratoriju, zapis teh SNPov, ane, potem pa spet ane nazaj gredo ti rezultati teh preiskav v statistični model, kjer se izračuna plemenska vrednost. Ta genomska, Zato je to ta genomska, ker se dela v laboratoriju – zato se temu reče genomska, po moje, druge variante ni. Ane, ni to tok čekiranje gena direktno, ampak SNP-ov, ki niso geni, ane, SNPi so pa neki pokazatelj nekih teh lastnosti, ki se odraćajo kot fenotipsko. Zato je pomembno, da imamo dobro to fenotipsko delo, meritve ane, v praksi, da so te zelo točne – dokaj natančne, no. Če so podatki natančni, potem lahko ugotovimo ali pa potrdimo, kaj to pomeni za SNPe. </text:p>
      <text:p text:style-name="P2"/>
      <text:p text:style-name="P16">Torej mislite, da so dobri fenotipski podatki najbolj pomembni za točno genomsko napoved?</text:p>
      <text:p text:style-name="P2">Mislim, da. Mislim, da so zelo pomembni, da se to potem pretvorijo ti podatki v SNPe oz. se <text:s/>primerjajo ti zapisi.</text:p>
      <text:p text:style-name="P2"/>
      <text:p text:style-name="P16">Pa še kaj drugega? Pomembno za točnost?</text:p>
      <text:p text:style-name="P2">Ja, seveda število teh podatkov je zelo pomembno. <text:span text:style-name="T1">Odvisno, za kakšno populacijo se gre in s kakšnim številom teh podatkov operiraš. Več, ko imaš podatkov, bolj si lahko natančen.Število je zelo pomembno ne.</text:span></text:p>
      <text:p text:style-name="P2"/>
      <text:p text:style-name="P3">Zakaj bi vi rekli, da genomska selekcija prinaša večji genetski napredek?<text:line-break/>Absolutno ga prinaša. Zato, ker je hitrejša, ne. Prinšparaš na času ne, hitreje se vrtijo generacije ne, prej se lahko odločiš, na katerem nivoju selekcije boš uaporabil plemenjake pa elitne, boljše živali, pa s katerimi živalmi boš peljal selekcijo. Ne morš tolk časa čakat. Predvsem pri govedu je to pomembno, ker ima velik generacijski interval. Pa sej vemo ne, to ni tako kot pri kokoših, pa še tam je zadeva gre. Ampak je to čist druga zgodba, se drgač generacije vrtijo. In zato je ravno pri govedu pomembno, da imamo te podatke, pridobljene na terenu, pa meritve, ane, da so to dobro dogovorjene, da se natančno izvajajo. Ni tok pomembno, kakšen nivo črede ej to – al je to visok nivo, kakšen high nivo – ne vem, 10,000 al pa neki – bolj se mi zdi pomembno, da so podatki natančni. Pa po eni stran tutr pomembno, da se poznajo te črede, kakšen je managemtn. Ogromno je še teh stvari, ki bi se lahko vključle tu zraven. In bi bile potem napovedi še boljše.</text:p>
      <text:p text:style-name="P3"/>
      <text:p text:style-name="P17">Ali se vam zdi, da imamo mi dovolj točne podatke ali bi se dalo to še izboljšati?</text:p>
      <text:p text:style-name="P3">Js mislim, da bi se dalo to še zboljšat. Ni stvari, ki bi se dale še izboljšat. To je tak že po inerciji, vsako stvar se da še zboljšat. Če se ne da zboljšat, pol brezveze, da to delaš. Pa potem je zadeva zaključena. Js m<text:span text:style-name="T2">i</text:span>slim, da se da, marsikaj se da. Js mislim, da bi se marskidaj še dalo vključiti, marsikaj bi se dalo še <text:span text:style-name="T2">spremljalo, obračunavala, primerjalo</text:span>. <text:span text:style-name="T2">Prepričan sem, da ta genomika temelji na praksi, na praktičnem delu. Nemogoče je, da meritve v praksi ne bi bile več potrebne.</text:span></text:p>
      <text:p text:style-name="P3"/>
      <text:p text:style-name="P18">Ali pa se vam zdi, da genomika ponuja nove možnsoti za nove fenotipe na to, da ima referenčno populacijo? Se vam zdi, da se bo to kaj spremenilo, se bo začelo spremljati kakšne nove fenotipe?</text:p>
      <text:p text:style-name="P4">Možno je, js mislim, da bi se dalo dobit. Odvisno je, kaj bi se dalo še dobit oz. odvisno na kaj ciljamo. Če ciljaš samo na eno lastnosti, potem najbrž ni možnosti. Če pa ciljaš na več lastnosti oz. skupni imenovalec nekih lastnosti, potem pa je veliko možnosti. Pa odvisno je, v kakšno smer se bo lotilo, v kakšno smer se bo šlo naprej. Če se bo šlo na kilo mleka, na kilo prirasts, potem je <text:soft-page-break/>relativno enostavno. Če so pa še kake druge stvari zraven, potem je pa možnost, verjetno več možnost, da se kaj druzga še nardi.</text:p>
      <text:p text:style-name="P4"/>
      <text:p text:style-name="P4"/>
      <text:p text:style-name="P18">Sedaj se gre tudi dosti v lastnosti zdravja ..l</text:p>
      <text:p text:style-name="P4">Ja, pomembno je, to je zelo pomembno. Tudi zaradi, po eni strani, da so živali bolj odporne, da so ekonomsko bolj opravičljive, po drugi strani pa potrošnik tisti, ki zahteva vedno več oz. vse bazira na tem, zdrava hrana, zdrava hrana. In najbrž nekih bolnih živali al pa ne vem, na pol defektnih, če tako rečem, ni verjetno za prčakvat, da bi ponujal to hrano ozaveščenim <text:s/>potrošnikom.</text:p>
      <text:p text:style-name="P4"/>
      <text:p text:style-name="P18">Kje pa imajo po vašem majhni rejci – kje oni rejci vidijo, kjer bi imeli prednosti genomske selekcije? Kaj lahko oni iz tega potegnejo? Ne kot celotna selekcija, ampak recimo posamezne črede?</text:p>
      <text:p text:style-name="P18"/>
      <text:p text:style-name="P4">Jah, js mislim, da mali rejci, v nekih tekmah s kilažo, litražo, verjetno nimajo nekih vleikih možnosti, oz. ni nekega velikega benefita. Majhni rejci so primorani, zdj spet vprašanje, je je meja, so primorani iskat še neke druge tržne niše – če nimajo že to dejavnost za hobi. Če pa, s tega vidika, imajo še neke variante, da na trgu ponudijo nekaj več, npr. ko sva se pogovarjala o zdravju. <text:span text:style-name="T3">Js mislim, da tu imajo velike možnosti, da ponudijo nekej produkte. Seveda, da imajo karto v rokah, ne morš kr tk na pamet neki.</text:span></text:p>
      <text:p text:style-name="P4"/>
      <text:p text:style-name="P19">Ali pa vi vidite, da rejci uporabljajo genomske informacije? Ali je to še bolj s previdnostjo?</text:p>
      <text:p text:style-name="P5">Jah, zelo različen je ta nivo. Nekateri so bolj zraven, jih zelo zanima. Druge manj zanima, bolj mogoče še mislijo, da je to neka modna muha in da to ne more neki dost prnest. Odvisno od človeka, vsak ma neko svojo vizijo in razmišljanje. Ampak vseeno se mi pa zdi, da se je zadeva kar prijela. Nekje bolj, nekje manj. Da se je – in da že kar vedo, vidijo, slišijo. Sej navsezdanje – zdj je ta vir informaij in tok informacij je hiter in vejo prblićno, za kaj se gre. V povprećju se mi zdi, da še kaj dobro vejo.</text:p>
      <text:p text:style-name="P5"/>
      <text:p text:style-name="P19">Ali pa mislite, da bolj verjamejo temu, kar preberejo ali temu, da vidijo rezultate v praksi, da to funkconira, pa potem uporabljajo genomsko testirane bike?</text:p>
      <text:p text:style-name="P5">Eh, tisti, ki so najbolj zraven, tisti so že tut zdj že v praksi vidli, kaj pomeniu.- Vejo, da ni 100% zadeva, to so zdj vidli – še vedno je zdej vpliv okolja isti, tega ta zdeva ne spremeni. Mogoče, da zdj vidi, da je zarad vpliva okolja neki manj, kot je prčakval, al pa več, to zdj težko rečem, ampak vpliv okolja ostaja. Ta direktni izračun genomskih plemenskih vrednsoti <text:s/>je pač en pokazatelj in vpliv okolja je še vedno ostal in vprašanje, ali se oni tega zavedajo. Se mi zdi, da je v praksi to, da kmetje , daj živinorejci, nmekak precenjujejo genetski vpliv. Da si ne predstavljjo, da je relativno nizko, tudi za te glavne lastnosti - <text:s/>nizek ne, to vemo, da ni tako visok. Sj to večkrat slišimo – sej to so vaši biki, sej to so vaši biki krivi. Pa naj bojo to klasično al pa genomsko testirani. Tuki se mi zdi, da je še več koker je, mislijo da je genetski vpliv.</text:p>
      <text:p text:style-name="P5"/>
      <text:p text:style-name="P19">Pa je vzrok za to, da en razumejo, ali ker je lažje na nekoga drugega to preložit?</text:p>
      <text:p text:style-name="P6">Verjetno je kombinacija enga in druzga. Je pa verjetno včasih to lahko tudi kakšna tolažba. Js mislim, da je vlkrat tk, da je težko prikznat. Mislim no, sej smo tudi tisti, ki delamo na tem sokrivi – takšne plemenjake imamo, takšno genetiko ponujamo. Pri parjenju pač pride kombinacija in … Ampak tako je. Mislim pa, da ljudje kar upotešvajo to genetiko – vsak tisti, ki so bolj zravne, da vedo, za kaj se gre.</text:p>
      <text:p text:style-name="P6"/>
      <text:p text:style-name="P20">Zdj pa bi js prešla na temo domače / tuje selekcije. Kaj menite glede uvoza – ga imamo v Sloveniji preveč, premalo, je to prava stvar, bi se morali tega izogibat?</text:p>
      <text:p text:style-name="P6">Hm, to je mal provokativno oz. ne vem – js mislim, da konkurenca je vedno dobra in konkuranca je vedno dobrodošla in to je gonilo napredka. In če nimaš konkurence, se nimaš s kom primerjav. IN js <text:soft-page-break/>mislim, da se ne bi smeli zapirat. Js tuki nimam nč oz. ne vidim neke potrebe, razloga da se zapiramo, ker smo premajhni. Dobro, razen pri avtohtonih pasmah, ki so naše <text:s/>in edinstvene in nimaš niti od kje kej dobit, razen, če jih žlahtniš. Ampak pri teh vrstah al pa pasmah, ki so igralci vlki na mednarodnem nivoju, se pa nimaš kaj zapirat al pa skrivat. Zdj, kaj je preveč, kaj je premal – to je vedno vprašanje, vedno dilema. Najbrž ne bo nikoli odgovora, kaj je prava doza, kaj je taprava meja. Ljudje tudi sami ocenijo pa vidijo – maš kmete, ki so 90% vezani na tujo selekcijko. Pa po drugi strani maš pa take, ki niso čisto nč. Pa po moje je oboje napačno, dobro – napačno, no – nima tiste primerjave pa povratne informacije.</text:p>
      <text:p text:style-name="P6"/>
      <text:p text:style-name="P20">Zakaj vi mislite, da ljudje uporabljajo – tisti, ki uporabljajo same tuje bike – zakaj? Ker imamo še vedno miselnost, da je tuje boljše ali ker so dejansko boljše? </text:p>
      <text:p text:style-name="P20"/>
      <text:p text:style-name="P6">Js mislim, da je glavni razlog, da je blo <text:s/>določeno obdobje, ko je bla ta zadeva zaprta. In prepovedane stvari so najslajše, so najbolj mamljive. To je čist iz te filozofije. In je pršlo do teh tihih zamer, tihega negodovanja, nasprotovanja zadevi in potem, zdj, ko je odprlo – no sej se ni zdj, se je že pred nekaj časa – so se pač obrnili proti temu. </text:p>
      <text:p text:style-name="P6">Ampak je pa tu tudi marketinški prijemi – marketinški prijemi – se mi zdi, da smo <text:span text:style-name="T4">mi – al pa, da se zmeri smo – mal švoh.</text:span></text:p>
      <text:p text:style-name="P6"/>
      <text:p text:style-name="P21">Torej tujina zna rklamira?</text:p>
      <text:p text:style-name="P7">Ja, ja, bolj se znajo, bolj se znajo približat ljudem, bolj ta blišč zanjo prikazat, lepoto in ne vem kaj ne. In te internetne – pač uporabljajo najnovejše tehnologije komuniciranja – kar smo pa mi mogoče preslabi – vsaj js tako sumim, da smo premal agresivni. Sj ne vem, če je prava beseda agresiven, ampak morš bit zraven, morš uporabljat te stvari. In pol si takoj agresiven, ker si sistem to dopušča – in če nisi tu zraven – se mi zdi, da je tuki tut en razlog, da smo manj uspešni.</text:p>
      <text:p text:style-name="P7"><text:s/></text:p>
      <text:p text:style-name="P21">Kaj pa za načrtna parjenja – uporabljate vi zdj že slovenske bike?</text:p>
      <text:p text:style-name="P21">Ja, mi pri rjavi že uporabljamo tudi semenske bike tudi za – testiramo. Sicer zdj še iz teh kombinacij nismo dobili kakšnega vrhunskega potomca. Js sicer upam, da ga bomo. <text:s/>Smo kr nekaj bikov zdj vkljuli v zadnjem času – res tistih najboljših, 2003 – js res upam, da se bo kakšna kombinacija posrečla, da bomo dobili tudi domačega produkta, kakšnega dobrega bika, da bo šou v našo populacijo. Ja mi uporabljamo – js mislim, da to mormo. Ker drgač svoje delo negiraš pa mu ne zaupaš. Js zaupam zadevi in verjamem te zadevi, genomski selekciji – seveda mormo pa stvari še izboljšat. </text:p>
      <text:p text:style-name="P21"/>
      <text:p text:style-name="P21">Ali mislite, da je problem tudi, da se slovenski biki uporabljajo na slabših kravah?</text:p>
      <text:p text:style-name="P8">Jah, dobra, slaba krava. Men grejo te besede težko z jezika. Tudi slabi, dorbi rejci. Ti nimaš nobenmu pravice rečt, da slabo dela pa ga malternirat. Je pa res, da je mogoče ta vrhunska genetika za te rejci lahko tudi negativna. Je pa tu bojazenm, kako to uravnotežit. Ti nobenmu ne moreš rečt, da ne sme uporablajt top plemenjaka – nimaš pravice, da ga s tem ga že ponižuješ. Ampak je, seveda je. Zato se mi zdi, da bi mogli bolj ozaveščat, pa da se ljudje pol bolj sami najdejo v tem. </text:p>
      <text:p text:style-name="P8"/>
      <text:p text:style-name="P22">Kaj pa mislite, da je najboljši način za ozaveščanje? Direkt do njih, jih zbobnat skupaj, preko revij, kontrol, od ust do ust, preko kontrolorjev?</text:p>
      <text:p text:style-name="P8">Direktno jih najbrž ne moreš, je kr mal preveč rizično. Mogoče so neka orodja, da on sam spozna, da mogoče pa to ni glih to to, da bi moral uporabljat. Mogoče obstajajo kakšna orodja, težko zdj rečem. So pa najbrž en pokazatelj tudi rezultati, ki jh objavljajo. Js še zmeri mislim, da smo na dveh postavkah – kar se mlečnosti tiče, količina mleka, kar se pa prirast tiče, pa prirasti. Js ne vem, če je to zadost – mislim, da bi mogli še kaj druzga in bi potem ti povprečni rejci nekje izbili na nekih drugih segmentih. Je pa tudi res, da so premal finančno ovrednoteni – ti so najbolj finančno močni – kila in pa liter – durgo pa mogoče manj. Sicer zdravstvo – odpornost na prežitveno in zdravstveno <text:soft-page-break/>sposobnost ma učinek, ampak ne mogoče tako direktne. In tud se mi zdi, da bi mogli več nardit. Tut slućbe, tut znanost, da bi dobili ...In potem seveda pripravit tudi indekse bikov – amapk da maš potem tudi ponudbo na drugi strani – tole ti pa več prinaša. Sej tujina to že ponuja – in najbrž bodo to zdj prenesli tut v SNPe. In ta genomski obračun. Samo, če maš meritve. Če pa nimaš meritev, pa ne vem, kaj ti pomenijo SNPi. Ne veš, kako se on v praksi odraža. Rabiš tisoče primerov.</text:p>
      <text:p text:style-name="P8"/>
      <text:p text:style-name="P23">Zdj zadnje čase se veliko govori o domači selekciji. Vi (rjava pasma) ste sedaj vključeni v nitergenomic. So vaše želje, da bi imeli domači obračun ali se vam zdijo takšpna združenja v redu?</text:p>
      <text:p text:style-name="P23"/>
      <text:p text:style-name="P9">Jah, js mislim, da je prav, da podpiramo domače. Če iz enga vidika, d tut lastno znanje, da napreduje. Sej če nimaš, nimač širšega vpogleda na vseh nivojih, potem tut ne morš bit preveč uspešen. Mislim, da je prav, da se domače znanje podpira in da je treba sledit stvarem. Zdj dobr, kot strokovni tajnik rjave nikol nisem imel pomisleka, da se tu ne bi, da ne bi šli to pot, tut na podlagi raziskovanj in znanosti, da bi naredili to stvar. Vprašanje pa je kako in ali smo pripravljeni, to pa je vprašanje. </text:p>
      <text:p text:style-name="P9"/>
      <text:p text:style-name="P23">Kje vi vidite glavne omejitve oz. prednosti, če bi imeli domačo selekcijo oz. domači obračun?</text:p>
      <text:p text:style-name="P9"/>
      <text:p text:style-name="P9"><text:s/>Jah, glavni problem je, da če mi ne bi bli tu, ko smo, sploh domačega ne bi imeli. To je glavna poanta. Če ne bi bili mi v tej skupini, splet okoliščin je pač tako prinesel, da je rjava pasma ni tako številčno močna v tistem obdobju – se pravi slabih 10 let, že več kot deset let je debata o tej genomiki. Raziskave so že od začetka tega tisočletja, stoletja al pa še bolj nazaj, ampak dobr, neke resne stvari so se začele dogajal in 2008 do 2012 so bla ta prelomna leta, ko so se te stvari postavljale. In ker znanost takrat še ni bila tako naprej, <text:span text:style-name="T5">da je blo pač takrat še močno poudarjeno, da more bit zadostna velikost populacije oz. da more bit ta velika, in da sob le rjave populacije v posameznih državah relativno majhne. IN zato se je pač ustvarla ta skupina zo. Se je zorganizirala preko &gt;Interbulla. Seveda mi smo bli takoj zraven, Švicarji, Nemci so vodili ta tempo. Amerikanci so predvsem s svojmi znanje, saj so ga imeli več kot drugi, to je enkrat ena, <text:s/>in so tudi prispevali za obračun svojo formulo – in smo šli mi zraven. In hvala bogu, da smo bli zraven. Js mislim, da v Sloveniji smo mal zaspali v tistem obdobju, da niso naši, tisti, ki so prav ukvarjali se s to genetiko, z obračunom, ad niso bili takoj zraven. Tut se spomnem Novga mesta, ko je bla ta konferencaa evropsla – Kongres rjave pasme - <text:s/>je blo tut poudarjeno oz. glavna tema, so prišle stvari na dan za Slovenijo, da je bil kr tak medel odziv naših vrhunskih inštitutcij in stroke. In seveda, to je spet tako, verjameš, ne verjameš – misliš, da je muha enodnevnica. In včasih je to res – stvari so takšne kot muhe enodnevnice. Ampak zdj se je izkazalo, da to ni res in mi smo takrat zaspali. Tut potem ni blo pravih finančnih vložkov kar se tega tiče.</text:span></text:p>
      <text:p text:style-name="P9"/>
      <text:p text:style-name="P24">Zdj se vam pa zdi, da imamo znanje in motivacijo, <text:span text:style-name="T6">recimo, da dobimo sredstva, da pogenotipiziramo veliko število živali – se vam zdi, da je sedaj in rejska skupnost in znanost in rejci pripravljeni?</text:span></text:p>
      <text:p text:style-name="P24"/>
      <text:p text:style-name="P10">Jah, dnar je tako, dnar pokvari ljudi. Če kar tako dnar dobiš, tut velikokrat ne rodi sadov in uspeha. Js mislim, da pr nas je pač en sistem, ko se eni miselni vzorci vlečejo se iz prejšnjih sistemov. Pa nočem nobenga podcenjevat – ampak dost je tega, kako po najlažji poti dnar dobit pol pa al odgovarjaš al ne, al položiš kake račune al ne – noben te ne kontrolira. Js mislim, da je tu zadeva na tankem ledu. Znanje pa – cenim, da je, da je šlo na višji nivo, da imamo izobražene ljudi, ki so se že uveljabli. Mogli bi se odkrito pogovorit, kolk bi to stalo – ene stroške je treba pokrit – ampak, če so pa to neke pretirane vsote, pa glede na velikost in glede na to, koliko to prinaša je vprašljivo potem, ali ta dnar dat not al ne. Če bi bil avni dnar – ampak to po moje ni fer se tako pogovarjat – če bo javni dnar, pa bomo. Se mi zdi, da zadeva bolj stopica na mestu.</text:p>
      <text:p text:style-name="P10"/>
      <text:p text:style-name="P10"><text:soft-page-break/>Mogoče so pa tudi rejci premalo agresivni. Ko smo hodili okrog – Avstrija npr. - oni so bolj tradicionalisti pa ne zagrabijo kr takoj, če ni preverjeno. Ampak ljudje so sprašvali – ali uporabljate genomiko, ali delate na tem. Ljudje, ane, kmetje! Ne samo stroka, stroka normalno, da je to stvar pelala in da so vidli tam perspektivo, da je to prav. Ampak tudi kmetje in predsedniki rejskih organizacij – na razpravah – tam 2010, 2014 – se je na vlko govorilo in debatiralo. In ljudje so uporabljali že takrat – 40, 50, 60 % genomskih bikov. Odvisno, nekateri še več. Ampak so tudi streokovnjaki mal bremzali zadevo, ker so meli eno mero previdnosti. Ampak ne morš zadeve ustavt – <text:span text:style-name="T7">mislim, v teh demokratičnih državah je kar slabo glede tega in se ve, da vso posledice prevzame rejec. In ne bo kr s prstom kazal – to je pa zanč bik. Zdj pr nas je pa premal tega, po moje.</text:span></text:p>
      <text:p text:style-name="P10"/>
      <text:p text:style-name="P25">Ali pa mislite, da če bi imeli lastno selekcijo, da bi rejci zaupali temu?</text:p>
      <text:p text:style-name="P11">Ja težko zdj rečt – če bi bili že v štartu zraven, če bi imeli boljše študije, boljše raziskav, <text:span text:style-name="T8">verjetno bi bolj, ane. Danes se mi pa zdi, da se je ustvarla neka klima, neka fama, da nismo bli sposobni takrat.</text:span></text:p>
      <text:p text:style-name="P11"/>
      <text:p text:style-name="P11"><text:span text:style-name="T9">Mislite, da se to še vleče?</text:span></text:p>
      <text:p text:style-name="P11"><text:span text:style-name="T8">Ne, da nismo, ampak mislim, da moraš biti skos s stvarjo in skos korakat. Sej lahko nardiš en manjši pa en večji korak, samo ne morš pa nardit sedem korakov v enem koraku, ane. To je težko.</text:span></text:p>
      <text:p text:style-name="P11"/>
      <text:p text:style-name="P26">Torej mislite, da smo zamudili?</text:p>
      <text:p text:style-name="P12">Ja, js mislim, da smo malo zamudili. In zarad tega zdj tudi ne prebijemo stvari. Js mislim,d a določene stvari so preučene, so raziskane, so poznane in določene stvari tut ne bi smele predstavljat nekih stroškov posebnih. Sj ne rečem, da ni stroškov, seveda bi bli, ampak bistveno manjši mogoče, kot so bli takrat. Ampak zdj bi mogli pa v neko drugo stvar vložit, ta sredstva al pa to znanje – mogli bi zdj met to znanje pa ga še nadgradit, če bi hotli bit takoj zraven. <text:s/></text:p>
      <text:p text:style-name="P12"/>
      <text:p text:style-name="P26">In rejci bi mogli sami dajat genotipizirat.</text:p>
      <text:p text:style-name="P26"/>
      <text:p text:style-name="P12">Tudi, sej nekateri dajejo. <text:span text:style-name="T10">Drugi mal manj. Ampak tut, če dajejo, ji moreš potem podatek dat. Ne morš sam dnar pobirat, pa potem nč od sebe dat pa nč rezultatov. To je zelo pomembno, da vidijo. Men se zd, da je pri rjavi v redu, da smo v tej skupini – da če že ne zaupajo našemu obračunu, da jim lahko pokažemo, kako so rangirani biki na švicarski, nemški, italijanski lestivi. In če je bil posamezen bik, sej ne vem, 14 al 16 na italijanski lestvici, najboljši slovenski bik, ja potem pa tut ni hudič, da je vse narobe. Verjetno je tudi nekaj v redu in nekaj delamo dobro. In tako si ljudje tudi potem ustvarijo to zaupanje. Smo pa sami tut bili premalo agresivni na tem marketinškem delu, bi se mogli mal pohvalit, ne pa tk dolgo čakat. Pa bolj omenjat – sej smo omenjali, sam nismo tk na vlko pa tk pa vn. </text:span></text:p>
      <text:p text:style-name="P12"/>
      <text:p text:style-name="P27">Ali pa mislite, da je tudi to razlog, da rejci ne dajejo tako množično genotipizirat. Ker že v štartu niso in niso navajeni?</text:p>
      <text:p text:style-name="P27"/>
      <text:p text:style-name="P13">Js mislim, da kmetje so bolj konzervativni ljudje. Oziroma vse napake morajo plačat – vse napake sami plačajo – ne direktno z dnarjem, ampak napake se povrnejo. Je treba takoj sanirat <text:span text:style-name="T11">al pa skos neko obdobje se povrne al pa se ti aranžira negativno. In oni to dobro vejo, zato tudi ne grejo v ta masovni pristop – ker sej to pa govorimo, da je to 50, 60 zanesljivost. 65, ane - <text:s/>sej to ni treba bit preveč pameten, da veš, kolk je pol pol. To je ko srečka – če maš dve, maš vlko možnost, da eno prazno vzameš. Int o ljudje vejo, niso tk neumni.</text:span></text:p>
      <text:p text:style-name="P13"/>
      <text:p text:style-name="P28">Na kak način pa mislite, da bi jih prepričali, da bi več uporabljali (kot npr. v Avstriji), kaj bi se mogli zgodit?</text:p>
      <text:p text:style-name="P14">Jah, kaj pa vem, najbrž imajo tudi nezaupanje iz zgodovine, da smo bili malo manj uspešni al pa malo bolj capljamo za razvitimi državami. In mogoče je tudi to en razlog. Mogoče je tudi na nas, ki to delamo en razlog, verjetno ne, da nam xtoprocentno ne zaupamo. Ampak se mi zdi,m da so bolj <text:soft-page-break/>konzervativni kmetje in da se mora ta stvar še dokazat. Je pa to težko – te ćivali nove prihajajo zelo hitro – ker je vse na intenretu, in nove in nove živali, je kr težko sledit tej zgodbi.</text:p>
      <text:p text:style-name="P14"/>
      <text:p text:style-name="P14">Ljudje hočejo vedet, kaj se zgodi z njihovim denarjev, moraš igrat odprte karte. </text:p>
      <text:p text:style-name="P14"/>
      <text:p text:style-name="P29">Samo še ena stvar – kaj menite glede teh projektov – ČB hoče narediti lastno referenčno populacijo, tale PRP projekt se prijavlja, za lastno genomsko. </text:p>
      <text:p text:style-name="P29"/>
      <text:p text:style-name="P15">Jah, težko govorim o tem. Če je znanje, če je pot, zakaj ne. Js upam, da bodo uspeli, nisem pa prepričan. Odvisno, s katerimi ljudmi se bodo povezali, js mislim, da prav doma tega znanja je bolj mal, na domačih inštitucijah. Js mislim, da sta vsaj dva človeka, ki obvladata in sta Slovenca in oba sta v tujini. Mislim, da bi bla onadva prva poklicana, ki to lahko nardita. </text:p>
      <text:p text:style-name="P15"/>
      <text:p text:style-name="P29">Z njima bi se dalo?</text:p>
      <text:p text:style-name="P29"/>
      <text:p text:style-name="P15">Ja, potem se mi zdi, da bi se dalo. Mogoče <text:s/>so tudi kakšni mlajši pa js ne poznam. Težko je zdj rečt. Mogli bi pa pohitet.</text:p>
      <text:p text:style-name="P15"/>
      <text:p text:style-name="P29">Rejci bi pa to sprejeli?</text:p>
      <text:p text:style-name="P15">Ja, js mislim, da bi oni tut participirali ta del. Ne vem, jih je treba vprašat – ampak jim je treba potem tudi dati podatke slej ko prej, jim je treba časovnico nardit, kolk časa, kdaj bo, če če ni in se potem tega držat. Mislim, da je to glavni moment zaupanja. Če ti sam neki načrtuješ, da bo, pa potem nič ni, ali pa če obljublaš, pa se potem to vleče in vleče, to je slaba popotnica za naprej.</text:p>
      <text:p text:style-name="P15"/>
      <text:p text:style-name="P29">Hvala za vaš čas.</text:p>
      <text:p text:style-name="P29"/>
      <text:p text:style-name="P15">Off-record: Js mislim, da genomska selekcija združenih pasem ne bo šla čez, ker so tukaj miselni vzorci iz preteklosti. <text:span text:style-name="T12">Mislim tudi, da pri nas delajo stvari ljudje, ki jih ne poznajo in ki o tem nimajo pojma. Preveč denarja gre tudi za administracijo in inštitucijam. Genomska selekcija ne more stati 5 milijonov, to so prevlke številke. Vsaka inštitucija si hoče prslont lonček, zato pa pridemo pol do takih cen. Znanja v Sloveniji tudi ni. Imamo dva, brez njiju tega ne mormo nardi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15:05:26.354964902</meta:creation-date>
    <dc:date>2018-03-09T10:22:43.207703360</dc:date>
    <meta:editing-duration>PT28M59S</meta:editing-duration>
    <meta:editing-cycles>4</meta:editing-cycles>
    <meta:generator>LibreOffice/5.1.6.2$Linux_X86_64 LibreOffice_project/10m0$Build-2</meta:generator>
    <meta:document-statistic meta:table-count="0" meta:image-count="0" meta:object-count="0" meta:page-count="6" meta:paragraph-count="65" meta:word-count="3847" meta:character-count="21193" meta:non-whitespace-character-count="17301"/>
  </office:meta>
</office:document-meta>
</file>